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9674" officeooo:paragraph-rsid="00109674"/>
    </style:style>
    <style:style style:name="T1" style:family="text">
      <style:text-properties officeooo:rsid="0011b8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ile :</text:p>
      <text:p text:style-name="P1">&gt;do</text:p>
      <text:p text:style-name="P1">&gt; date &gt;&gt; date2.log</text:p>
      <text:p text:style-name="P1">&gt; sleep 2</text:p>
      <text:p text:style-name="P1">&gt; done</text:p>
      <text:p text:style-name="P1"><text:span text:style-name="T1">cat</text:span> date2.log | wc -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3.7.2$Linux_X86_64 LibreOffice_project/30$Build-2</meta:generator>
    <meta:editing-cycles>0</meta:editing-cycles>
    <meta:editing-duration>P0D</meta:editing-duration>
    <meta:document-statistic meta:table-count="0" meta:image-count="0" meta:object-count="0" meta:page-count="1" meta:paragraph-count="6" meta:word-count="17" meta:character-count="65" meta:non-whitespace-character-count="54"/>
  </office:meta>
</office:document-meta>
</file>